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2.66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urse 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Concurrency</text:p>
                    <text:list>
                      <text:list-item>
                        <text:p>a property of systems where several processes are executing at the same time, and may or may not interact with each other</text:p>
                      </text:list-item>
                    </text:list>
                  </text:list-item>
                  <text:list-item>
                    <text:p>Distributed Software</text:p>
                    <text:list>
                      <text:list-item>
                        <text:p>a model in which components located on networked computers communicate and coordinate their actions by passing messages. The components interact with each other in order to achieve a common goal.</text:p>
                      </text:list-item>
                    </text:list>
                  </text:list-item>
                  <text:list-item>
                    <text:p>Internet of Things</text:p>
                    <text:list>
                      <text:list-item>
                        <text:p>the inter-networking of physical devices, vehicles buildings, and ... Each thing is uniquely identifiable through its embedded computing system but is able to interoperate within the existing Internet infrastructu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ims of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ility to program</text:p>
                <text:list>
                  <text:list-item>
                    <text:p>Concurrent and distributed systems</text:p>
                  </text:list-item>
                </text:list>
              </text:list-item>
              <text:list-item>
                <text:p>Practical understanding of the theory</text:p>
                <text:list>
                  <text:list-item>
                    <text:p>What are the issues in designing these systems</text:p>
                  </text:list-item>
                </text:list>
              </text:list-item>
              <text:list-item>
                <text:p>Knowledge of appropriate tools</text:p>
                <text:list>
                  <text:list-item>
                    <text:p>How and when to choose appropriate toolsets</text:p>
                  </text:list-item>
                  <text:list-item>
                    <text:p>(profilers, debuggers, libraries)</text:p>
                  </text:list-item>
                </text:list>
              </text:list-item>
              <text:list-item>
                <text:p>Ability to develop systems</text:p>
                <text:list>
                  <text:list-item>
                    <text:p>Experience in developing one system of each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Rational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hange from:</text:p>
                <text:list>
                  <text:list-item>
                    <text:p>Sequential to Concurrent Model of Computation</text:p>
                  </text:list-item>
                  <text:list-item>
                    <text:p>Standalone to Distributed</text:p>
                  </text:list-item>
                </text:list>
              </text:list-item>
              <text:list-item>
                <text:p>Most software now runs on specialist devices</text:p>
                <text:list>
                  <text:list-item>
                    <text:p>IoT, Phone, Tablet, Wearable, GPU, Car</text:p>
                  </text:list-item>
                </text:list>
              </text:list-item>
              <text:list-item>
                <text:p>This is the future of softwar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ool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gramming Models</text:p>
                <text:list>
                  <text:list-item>
                    <text:p>Imperative vs Functional</text:p>
                  </text:list-item>
                  <text:list-item>
                    <text:p>Serial vs Concurrent</text:p>
                  </text:list-item>
                  <text:list-item>
                    <text:p>Centralised vs Distributed</text:p>
                  </text:list-item>
                </text:list>
              </text:list-item>
              <text:list-item>
                <text:p>Support</text:p>
                <text:list>
                  <text:list-item>
                    <text:p>Debugging &amp; Prof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Deliver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ree Classes per week</text:p>
                <text:list>
                  <text:list-item>
                    <text:p>Lectures</text:p>
                  </text:list-item>
                  <text:list-item>
                    <text:p>Tutorials (class with laptops)</text:p>
                  </text:list-item>
                  <text:list-item>
                    <text:p>Practical Laboratories (Unum Lab)</text:p>
                  </text:list-item>
                </text:list>
              </text:list-item>
              <text:list-item>
                <text:p>All are interactiv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ssessm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 60%</text:p>
                <text:list>
                  <text:list-item>
                    <text:p>30% for IoT Team Project</text:p>
                  </text:list-item>
                  <text:list-item>
                    <text:p>20% for Distributed System Project</text:p>
                  </text:list-item>
                  <text:list-item>
                    <text:p>10% for Concurrency Labs</text:p>
                  </text:list-item>
                </text:list>
              </text:list-item>
              <text:list-item>
                <text:p>FE 40%</text:p>
                <text:list>
                  <text:list-item>
                    <text:p>Three Hour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What Next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stall Linux</text:p>
                <text:list>
                  <text:list-item>
                    <text:p>Virtual Box or dual/single boot</text:p>
                  </text:list-item>
                </text:list>
              </text:list-item>
              <text:list-item>
                <text:p>Install Emacs, Doxygen, Python</text:p>
              </text:list-item>
              <text:list-item>
                <text:p>Get a GitHub Account</text:p>
                <text:list>
                  <text:list-item>
                    <text:p>Set up a repository for this cour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8-09-14T09:26:52.653922390</dc:date>
    <meta:editing-duration>PT38M50S</meta:editing-duration>
    <meta:editing-cycles>11</meta:editing-cycles>
    <meta:generator>LibreOffice/6.0.3.2$Linux_X86_64 LibreOffice_project/00m0$Build-2</meta:generator>
    <meta:document-statistic meta:object-count="67"/>
  </office:meta>
</office:document-meta>
</file>